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 condensed" svg:font-family="'roboto condensed'"/>
    <style:font-face style:name="Arial2" svg:font-family="Arial" style:font-family-generic="swiss"/>
    <style:font-face style:name="Georgia1" svg:font-family="Georgi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</style:style>
    <style:style style:name="P2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3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P4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/>
    </style:style>
    <style:style style:name="P6" style:family="paragraph" style:parent-style-name="_3c_l_3e_">
      <style:text-properties fo:font-weight="bold" style:font-weight-asian="bold" style:font-weight-complex="bold"/>
    </style:style>
    <style:style style:name="P7" style:family="paragraph" style:parent-style-name="_3c_l_3e_">
      <style:text-properties fo:font-weight="normal" style:font-weight-asian="normal" style:font-weight-complex="normal"/>
    </style:style>
    <style:style style:name="T1" style:family="text">
      <style:text-properties style:font-name="Georgia" fo:font-weight="normal" style:font-name-asian="Georgia1" style:font-weight-asian="normal" style:font-name-complex="Georgia" style:font-weight-complex="normal"/>
    </style:style>
    <style:style style:name="T2" style:family="text">
      <style:text-properties style:font-name="Georgia" fo:font-weight="normal" fo:background-color="transparent" style:font-name-asian="Georgia1" style:font-weight-asian="normal" style:font-name-complex="Georgia" style:font-weight-complex="normal"/>
    </style:style>
    <style:style style:name="T3" style:family="text">
      <style:text-properties style:font-name="Georgia" fo:font-weight="normal" fo:background-color="#ffff00" style:font-name-asian="Georgia1" style:font-weight-asian="normal" style:font-name-complex="Georgia" style:font-weight-complex="normal"/>
    </style:style>
    <style:style style:name="T4" style:family="text">
      <style:text-properties style:font-name="Georgia" fo:font-weight="bold" style:font-name-asian="Georgia1" style:font-weight-asian="bold" style:font-name-complex="Georgia" style:font-weight-complex="bold"/>
    </style:style>
    <style:style style:name="T5" style:family="text">
      <style:text-properties style:font-name="Georgia" style:font-name-asian="Georgia1" style:font-name-complex="Georgia"/>
    </style:style>
    <style:style style:name="T6" style:family="text">
      <style:text-properties fo:color="#00000a" style:font-name="Georgia" fo:font-size="11pt" fo:language="fr" fo:country="FR" fo:font-weight="normal" style:font-name-asian="Georgia1" style:font-size-asian="11pt" style:language-asian="en" style:country-asian="US" style:font-weight-asian="normal" style:font-name-complex="Georgia" style:font-size-complex="11pt" style:language-complex="ar" style:country-complex="SA" style:font-weight-complex="normal"/>
    </style:style>
    <style:style style:name="T7" style:family="text">
      <style:text-properties fo:color="#00000a" style:font-name="Georgia" fo:font-size="11pt" fo:language="fr" fo:country="FR" fo:font-weight="normal" fo:background-color="#ffff00" style:font-name-asian="Georgia1" style:font-size-asian="11pt" style:language-asian="en" style:country-asian="US" style:font-weight-asian="normal" style:font-name-complex="Georgia" style:font-size-complex="11pt" style:language-complex="ar" style:country-complex="SA" style:font-weight-complex="normal"/>
    </style:style>
    <style:style style:name="T8" style:family="text">
      <style:text-properties fo:color="#00000a" style:font-name="Georgia" fo:font-size="11pt" fo:language="fr" fo:country="FR" fo:font-weight="normal" fo:background-color="transparent" style:font-name-asian="Georgia1" style:font-size-asian="11pt" style:language-asian="en" style:country-asian="US" style:font-weight-asian="normal" style:font-name-complex="Georgia" style:font-size-complex="11pt" style:language-complex="ar" style:country-complex="SA" style:font-weight-complex="normal"/>
    </style:style>
    <style:style style:name="T9" style:family="text"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fr" fo:country="FR" style:language-asian="en" style:country-asian="US" style:language-complex="ar" style:country-complex="SA"/>
    </style:style>
    <style:style style:name="T12" style:family="text">
      <style:text-properties fo:background-color="#ffff0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fo:background-color="#ffff00" style:font-weight-asian="normal" style:font-weight-complex="normal"/>
    </style:style>
    <style:style style:name="T15" style:family="text">
      <style:text-properties fo:font-weight="normal" fo:background-color="transparent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re :  </text:p>
      <text:p text:style-name="P3">Manuscrits de la bibliothèque municipale de Rouen. Ancien fonds et Suppléments. Ancien fonds. Ovide moralisé, par Chrétien Legouais</text:p>
      <text:p text:style-name="P2">Date d'édition :  </text:p>
      <text:p text:style-name="P3">1301-1400</text:p>
      <text:p text:style-name="P2">Sujet :  </text:p>
      <text:p text:style-name="P3">Ovide moralisé</text:p>
      <text:p text:style-name="P2">Sujet :  </text:p>
      <text:p text:style-name="P3">Ovide moralisé, par Chrétien Legouais</text:p>
      <text:p text:style-name="P2">Type :  </text:p>
      <text:p text:style-name="P3">manuscrit</text:p>
      <text:p text:style-name="P2">Langue :  </text:p>
      <text:p text:style-name="P3">français</text:p>
      <text:p text:style-name="P2">Format :  </text:p>
      <text:p text:style-name="P3"><text:bookmark text:name="descriptionCollapseChild"/>Parchemin. - 432 feuillets. - Manuscrit à 2 colonnes. - Miniatures en tête de chaque chapitre (60 sur 65 mm). Au bas du folio 14 se trouve un écu : d'azur, à six besants d'argent, 3, 2 et 1, au chef d'or. - 395 × 270 mm. - Reliure moderne<draw:frame draw:style-name="fr1" draw:name="descriptionCollapseChild2" text:anchor-type="char" svg:width="0.041cm" draw:z-index="0"><draw:text-box fo:min-height="0.041cm"><text:p text:style-name="Text_20_body"/></draw:text-box></draw:frame></text:p>
      <text:p text:style-name="P2">Description :  </text:p>
      <text:p text:style-name="P3"><text:bookmark text:name="descriptionCollapseChild1"/>Numérisation effectuée à partir d'un document original : Ms O 4.<draw:frame draw:style-name="fr1" draw:name="descriptionCollapseChild21" text:anchor-type="char" svg:width="0.041cm" draw:z-index="1"><draw:text-box fo:min-height="0.041cm"><text:p text:style-name="Text_20_body"/></draw:text-box></draw:frame></text:p>
      <text:p text:style-name="P2">Description :  </text:p>
      <text:p text:style-name="P4"><text:bookmark text:name="descriptionCollapseChild2"/><text:span text:style-name="T9">Collection numérique : Bibliothèque numérique de Rouen</text:span> </text:p>
      <text:p text:style-name="P1"><text:a xlink:type="simple" xlink:href="https://gallica.bnf.fr/ark:/12148/btv1b10102188w/f493.item.r=ovide%20moralisé.zoom" text:style-name="Internet_20_link" text:visited-style-name="Visited_20_Internet_20_Link"><text:span text:style-name="Internet_20_link"><text:span text:style-name="T1">https://gallica.bnf.fr/ark:/12148/btv1b10102188w/f493.item.r=ovide%20moralis%C3%A9.zoom</text:span></text:span></text:a></text:p>
      <text:p text:style-name="P1"><text:span text:style-name="Internet_20_link"><text:span text:style-name="T1"/></text:span></text:p>
      <text:p text:style-name="_3c_l_3e_"><text:span text:style-name="_3c_pb_3e_"><text:span text:style-name="T4">[</text:span></text:span><text:span text:style-name="_3c_pb_3e_"><text:span text:style-name="T5">246va]</text:span></text:span>Dessus avez oÿ la fable</text:p>
      <text:p text:style-name="_3c_l_3e_">Com Yphis fille filz devint</text:p>
      <text:p text:style-name="_3c_l_3e_">Et prist feme. A ses noces vint</text:p>
      <text:p text:style-name="_3c_l_3e_">A grant feste et joieusement</text:p>
      <text:p text:style-name="_3c_l_3e_">Hymen diex de nocoiement</text:p>
      <text:p text:style-name="_3c_l_3e_">Sillent s’en part grant aleure.</text:p>
      <text:p text:style-name="_3c_l_3e_">Par l’air en janne couverture</text:p>
      <text:p text:style-name="_3c_l_3e_">En Aconie ou semons iere</text:p>
      <text:p text:style-name="_3c_l_3e_">A noces d’estrange marié</text:p>
      <text:p text:style-name="_3c_l_3e_">Orpheus semons li avoit</text:p>
      <text:p text:style-name="_3c_l_3e_">Qui nouvele espouse devoit</text:p>
      <text:p text:style-name="_3c_l_3e_">Espouser gente et joenne et bele</text:p>
      <text:p text:style-name="_3c_l_3e_">Euridice la damoisele.</text:p>
      <text:p text:style-name="_3c_l_3e_">Sans nul bon eur qu’il aport</text:p>
      <text:p text:style-name="_3c_l_3e_"><text:span text:style-name="_3c_pb_3e_"><text:span text:style-name="T4">[</text:span></text:span><text:span text:style-name="_3c_pb_3e_"><text:span text:style-name="T5">246vb]</text:span></text:span>Et sans nul signe de deport</text:p>
      <text:p text:style-name="_3c_l_3e_">Est Hymen aus noces venus</text:p>
      <text:p text:style-name="_3c_l_3e_">Mes tristement s’est contenus</text:p>
      <text:p text:style-name="_3c_l_3e_">Et done signe et demoustrance</text:p>
      <text:p text:style-name="_3c_l_3e_">De dolour et de mescheance</text:p>
      <text:p text:style-name="_3c_l_3e_">Qui venir doie aus noceours.</text:p>
      <text:p text:style-name="_3c_l_3e_">Mes l’aventure fut piours</text:p>
      <text:p text:style-name="_3c_l_3e_">Que li signe n’orent esté</text:p>
      <text:p text:style-name="_3c_l_3e_">La noue espouse ou prin d’esté</text:p>
      <text:p text:style-name="_3c_l_3e_">S’aloit nuz piez esbanoiant</text:p>
      <text:p text:style-name="_3c_l_3e_">Aus préz plains d’erbe verdoiant.</text:p>
      <text:p text:style-name="_3c_l_3e_">Vint pastours biaux et envoisiez</text:p>
      <text:p text:style-name="_3c_l_3e_">C’est Aristeus li proisiez</text:p>
      <text:p text:style-name="_3c_l_3e_">Vit la bele si la proia</text:p>
      <text:p text:style-name="_3c_l_3e_">D’amours. Mes elle li noia</text:p>
      <text:p text:style-name="_3c_l_3e_">S’amour et sa grace adoner</text:p>
      <text:p text:style-name="_3c_l_3e_">Si ne se vault habandoner</text:p>
      <text:p text:style-name="_3c_l_3e_"><text:soft-page-break/>Pour priere qu’il li feist</text:p>
      <text:p text:style-name="_3c_l_3e_">A fere riens qu’il requeist.</text:p>
      <text:p text:style-name="_3c_l_3e_">Tant dis com la bele fuioit</text:p>
      <text:p text:style-name="_3c_l_3e_">Ains s’en fuit et cil la sivoit</text:p>
      <text:p text:style-name="_3c_l_3e_">Un serpens ou talon la mort</text:p>
      <text:p text:style-name="_3c_l_3e_">S’en fu la bele mise à mort.</text:p>
      <text:p text:style-name="_3c_l_3e_">Grant dolour ot et grant pesance</text:p>
      <text:p text:style-name="_3c_l_3e_">Quant par soudaine mescheance</text:p>
      <text:p text:style-name="_3c_l_3e_">Ot Orpheus perdu s’espouse.</text:p>
      <text:p text:style-name="_3c_l_3e_">Moult se complaint, moult se dolouse</text:p>
      <text:p text:style-name="_3c_l_3e_">Quant prou l’ot au monde ploree</text:p>
      <text:p text:style-name="_3c_l_3e_">Si vault en l’infernal contree</text:p>
      <text:p text:style-name="_3c_l_3e_">Descendre et aler pour savoir</text:p>
      <text:p text:style-name="_3c_l_3e_">Se s’espouse peust ravoir</text:p>
      <text:p text:style-name="_3c_l_3e_">Et se les infernaulz peult</text:p>
      <text:p text:style-name="_3c_l_3e_">Esmouvoir a ce qu’il l’eust</text:p>
      <text:p text:style-name="_3c_l_3e_">Il tint sa harpe et son arçon</text:p>
      <text:p text:style-name="_3c_l_3e_">En harpant chanta tel chançon :</text:p>
      <text:p text:style-name="_3c_l_3e_">« Ô, vous, Dieu de la chartre obscure,</text:p>
      <text:p text:style-name="_3c_l_3e_">Ou tout humaine creature</text:p>
      <text:p text:style-name="_3c_l_3e_"><text:span text:style-name="_3c_pb_3e_"><text:span text:style-name="T4">[</text:span></text:span><text:span text:style-name="_3c_pb_3e_"><text:span text:style-name="T5">247ra]</text:span></text:span>Vient et descent ou tart ou tost,</text:p>
      <text:p text:style-name="_3c_l_3e_">Qui riens nulle ne les vous tost,</text:p>
      <text:p text:style-name="_3c_l_3e_"><text:span text:style-name="T1">S’il me l</text:span><text:span text:style-name="T3">oist</text:span><text:span text:style-name="T1"> et se voir os dire,</text:span></text:p>
      <text:p text:style-name="_3c_l_3e_">Je ne vieng pas pour cest empire</text:p>
      <text:p text:style-name="_3c_l_3e_">Visiter, ne pour vous veoir,</text:p>
      <text:p text:style-name="_3c_l_3e_"><text:span text:style-name="T1">Ne pour vos tormens asseoir</text:span><text:span text:style-name="T2">,</text:span></text:p>
      <text:p text:style-name="_3c_l_3e_"><text:span text:style-name="T2">Quar</text:span><text:span text:style-name="T1"> de tout ce n’ai je que faire.</text:span></text:p>
      <text:p text:style-name="_3c_l_3e_">Venus i sui pour autre afaire.</text:p>
      <text:p text:style-name="_3c_l_3e_">Euridice, que prise avoie</text:p>
      <text:p text:style-name="_3c_l_3e_"><text:span text:style-name="T1">A feme, est </text:span><text:span text:style-name="T2">cause </text:span><text:span text:style-name="T1">de ma voie.</text:span></text:p>
      <text:p text:style-name="_3c_l_3e_">Autre chose ne quier je ça.</text:p>
      <text:p text:style-name="_3c_l_3e_">Uns serpens ou pié la bleça,</text:p>
      <text:p text:style-name="_3c_l_3e_">Si mori de la bleceure.</text:p>
      <text:p text:style-name="_3c_l_3e_">Ore est en ceste chartre obscure.</text:p>
      <text:p text:style-name="_3c_l_3e_">Certes, je quidai sans pesance</text:p>
      <text:p text:style-name="_3c_l_3e_">Souffrir sa mortel mescheance.</text:p>
      <text:p text:style-name="_3c_l_3e_">Ja ne sera pour moi noyé</text:p>
      <text:p text:style-name="_3c_l_3e_">Que je n’aie assez essoyé</text:p>
      <text:p text:style-name="_3c_l_3e_">Se je peuste sans doloir</text:p>
      <text:p text:style-name="_3c_l_3e_">Metre sa mort en non chaloir,</text:p>
      <text:p text:style-name="_3c_l_3e_">Mes ne puis ne ja ne porroie</text:p>
      <text:p text:style-name="_3c_l_3e_"><text:span text:style-name="T1">Qu’amours </text:span><text:span text:style-name="T3">m’assaut</text:span><text:span text:style-name="T1"> trop et </text:span><text:span text:style-name="T2">guerroie</text:span></text:p>
      <text:p text:style-name="_3c_l_3e_">Si m’a vaincu, par verité</text:p>
      <text:p text:style-name="_3c_l_3e_">Cil diex en grant auctorité</text:p>
      <text:p text:style-name="_3c_l_3e_">Est tenus ou souverain estre,</text:p>
      <text:p text:style-name="_3c_l_3e_">Si dout je qu ici ne puisse estre,</text:p>
      <text:p text:style-name="_3c_l_3e_">Si’y est il, si com je devine :</text:p>
      <text:p text:style-name="_3c_l_3e_">Amours fist faire la rapine</text:p>
      <text:p text:style-name="_3c_l_3e_">De vous deus et l’assamblement.</text:p>
      <text:p text:style-name="_3c_l_3e_">Se la renomme ne ment</text:p>
      <text:p text:style-name="_3c_l_3e_">Pluto Proserpine ravit</text:p>
      <text:p text:style-name="_3c_l_3e_"><text:span text:style-name="T1">Par amour, u</text:span><text:span text:style-name="T2">n poi </text:span><text:span text:style-name="T1">qu’il la vit.</text:span></text:p>
      <text:p text:style-name="_3c_l_3e_"><text:soft-page-break/>Pour la paour pour l’oscurté</text:p>
      <text:p text:style-name="_3c_l_3e_">Et pour la grant maleurté,</text:p>
      <text:p text:style-name="_3c_l_3e_">Par les feus et par la froidure</text:p>
      <text:p text:style-name="_3c_l_3e_">Qui sont en ceste chartre obscure</text:p>
      <text:p text:style-name="_3c_l_3e_"><text:span text:style-name="T2">Vous </text:span><text:span text:style-name="T1">pri que ma feme et m’amie</text:span></text:p>
      <text:p text:style-name="_3c_l_3e_">Me rendois et metois en vie.</text:p>
      <text:p text:style-name="_3c_l_3e_"><text:span text:style-name="T1">En ce n’auroit vous </text:span><text:span text:style-name="T6">nul damage :</text:span></text:p>
      <text:p text:style-name="_3c_l_3e_">Quant elle aura fet son aage</text:p>
      <text:p text:style-name="_3c_l_3e_">Vous le raurois en autel point</text:p>
      <text:p text:style-name="_3c_l_3e_">Perdre ne le poëz vous point,</text:p>
      <text:p text:style-name="_3c_l_3e_">Quar tuit vienent ou tost ou tart</text:p>
      <text:p text:style-name="_3c_l_3e_">Li mortel home ceste part.</text:p>
      <text:p text:style-name="_3c_l_3e_"><text:span text:style-name="T6">C’est lor </text:span><text:span text:style-name="T7">derrenier</text:span><text:span text:style-name="T8"> erbergage,</text:span></text:p>
      <text:p text:style-name="_3c_l_3e_"><text:span text:style-name="_3c_pb_3e_"><text:span text:style-name="T4">[</text:span></text:span><text:span text:style-name="_3c_pb_3e_"><text:span text:style-name="T5">247rb]</text:span></text:span>Quar vous tenez en heritage</text:p>
      <text:p text:style-name="_3c_l_3e_"><text:span text:style-name="T6">Et ten</text:span><text:span text:style-name="T8">drois pardurablement.</text:span></text:p>
      <text:p text:style-name="_3c_l_3e_">.I. poi d’usage solement</text:p>
      <text:p text:style-name="_3c_l_3e_">Vous demant quant a orendroit</text:p>
      <text:p text:style-name="_3c_l_3e_">En m’espouse, et non autre droit. »</text:p>
      <text:p text:style-name="_3c_l_3e_"><text:span text:style-name="T10">A</text:span>nsi dist Orpheus son lais.</text:p>
      <text:p text:style-name="_3c_l_3e_">Les ames dou triste palais</text:p>
      <text:p text:style-name="_3c_l_3e_">Pour la douçour dou son ploroient</text:p>
      <text:p text:style-name="_3c_l_3e_">Et lor paines entroblioient.</text:p>
      <text:p text:style-name="_3c_l_3e_">Tantalus oublia sa soi,</text:p>
      <text:p text:style-name="_3c_l_3e_">Et Ylion dejouste soi</text:p>
      <text:p text:style-name="_3c_l_3e_">Lessa sa rou reposer,</text:p>
      <text:p text:style-name="_3c_l_3e_">Et Sysiphus revait poser</text:p>
      <text:p text:style-name="_3c_l_3e_">La roiche qui si le travaille.</text:p>
      <text:p text:style-name="_3c_l_3e_">Ne Thicius pas ne rebaille</text:p>
      <text:p text:style-name="_3c_l_3e_">Aus ostoirs rungier son guisier,</text:p>
      <text:p text:style-name="_3c_l_3e_">Et sans la fontaine espuisier</text:p>
      <text:p text:style-name="_3c_l_3e_">Ont lor saaz et lor tamis</text:p>
      <text:p text:style-name="_3c_l_3e_">Les Belidienes jus mis,</text:p>
      <text:p text:style-name="_3c_l_3e_">Et, se la renomee est voire</text:p>
      <text:p text:style-name="_3c_l_3e_">Qui ce me fait entendre et croire,</text:p>
      <text:p text:style-name="_3c_l_3e_">Les Eumenides ploroient,</text:p>
      <text:p text:style-name="_3c_l_3e_">Qui la doucour dou chant ooient,</text:p>
      <text:p text:style-name="_3c_l_3e_">Ce qu’ains mes ne pot avenir.</text:p>
      <text:p text:style-name="_3c_l_3e_">La roïne ne pot tenir</text:p>
      <text:p text:style-name="_3c_l_3e_">Ses iex qu’el ne lermoiast,</text:p>
      <text:p text:style-name="_3c_l_3e_">Ne li rois d’enfer ne noiast</text:p>
      <text:p text:style-name="_3c_l_3e_">Pour riens ce c’Orpheüs demande.</text:p>
      <text:p text:style-name="_3c_l_3e_">La roïne et li rois commande</text:p>
      <text:p text:style-name="_3c_l_3e_">Qu’Euridice soit apelee,</text:p>
      <text:p text:style-name="_3c_l_3e_">Qui fu en l’ombreuse valee</text:p>
      <text:p text:style-name="_3c_l_3e_">O celes qui nouvelement</text:p>
      <text:p text:style-name="_3c_l_3e_">Sont venues à dampnement.</text:p>
      <text:p text:style-name="_3c_l_3e_">Euridice cloçant alot</text:p>
      <text:p text:style-name="_3c_l_3e_">Pour la plaie dou pié qu’ele ot</text:p>
      <text:p text:style-name="_3c_l_3e_">Quant Orpheus la vit venent</text:p>
      <text:p text:style-name="_3c_l_3e_">Liez en fu. Par tel convenent</text:p>
      <text:p text:style-name="_3c_l_3e_"><text:span text:style-name="_3c_pb_3e_">[247va]</text:span>Li fu Euridice rendue,</text:p>
      <text:p text:style-name="_3c_l_3e_">Que sans recouvrer l’ait perdue</text:p>
      <text:p text:style-name="_3c_l_3e_"><text:soft-page-break/>Se jusqu’il soit outreement</text:p>
      <text:p text:style-name="_3c_l_3e_">Fors de l’infernal tenement</text:p>
      <text:p text:style-name="_3c_l_3e_">Il se retort et gart arriere,</text:p>
      <text:p text:style-name="_3c_l_3e_">Si aille avant, elle derriere,</text:p>
      <text:p text:style-name="_3c_l_3e_">Ou se ce non ja n’en istroit.</text:p>
      <text:p text:style-name="_3c_l_3e_">.I. sentier roiste et estroit,</text:p>
      <text:p text:style-name="_3c_l_3e_">Plain de silence et de durté</text:p>
      <text:p text:style-name="_3c_l_3e_">Et de forvoiable obscurté</text:p>
      <text:p text:style-name="_3c_l_3e_">S’en vont, l’uns avant, l’autre aprés,</text:p>
      <text:p text:style-name="_3c_l_3e_">Et ja estoient auques prés</text:p>
      <text:p text:style-name="_3c_l_3e_">Tout fors de l’infernal porpris,</text:p>
      <text:p text:style-name="_3c_l_3e_">Quant cil, qui d’amours fu sorpris,</text:p>
      <text:p text:style-name="_3c_l_3e_">Desirreuz de veoir s’amie,</text:p>
      <text:p text:style-name="_3c_l_3e_">Et douteuz qu’el ne venist mie,</text:p>
      <text:p text:style-name="_3c_l_3e_">Si torna pour la regarder,</text:p>
      <text:p text:style-name="_3c_l_3e_">Et maintenant, sans plus tarder,</text:p>
      <text:p text:style-name="_3c_l_3e_">Est cele en enfer refoye</text:p>
      <text:p text:style-name="_3c_l_3e_">Et de ses iex esvanoye.</text:p>
      <text:p text:style-name="_3c_l_3e_">Cil tent ses mains et prendre cuide,</text:p>
      <text:p text:style-name="_3c_l_3e_">Mes ne prent fors vent vain et vuide.</text:p>
      <text:p text:style-name="_3c_l_3e_">Cele se part de son mari,</text:p>
      <text:p text:style-name="_3c_l_3e_">Qui de seconde mort mori.</text:p>
      <text:p text:style-name="_3c_l_3e_">Mes ne se puet de lui blasmer</text:p>
      <text:p text:style-name="_3c_l_3e_">Se ne se plaint de trop amer.</text:p>
      <text:p text:style-name="_3c_l_3e_">Le desrain salut li rendi,</text:p>
      <text:p text:style-name="_3c_l_3e_">Que cil a paines entendi.</text:p>
      <text:p text:style-name="_3c_l_3e_">Orpheüs forment se doloit</text:p>
      <text:p text:style-name="_3c_l_3e_">Pour sa double mort et voloit</text:p>
      <text:p text:style-name="_3c_l_3e_">Retorner pour querre la morte,</text:p>
      <text:p text:style-name="_3c_l_3e_">Mes il trouva fermé la porte</text:p>
      <text:p text:style-name="_3c_l_3e_">Et le portier qui le gardoit,</text:p>
      <text:p text:style-name="_3c_l_3e_">Qui son oirre li retardoit.</text:p>
      <text:p text:style-name="_3c_l_3e_">C’est noient que jamais le vait,</text:p>
      <text:p text:style-name="_3c_l_3e_">Quant vit que plus n’i entrerrait,</text:p>
      <text:p text:style-name="_3c_l_3e_">.VII. jors fu sor l’infernal rive,</text:p>
      <text:p text:style-name="_3c_l_3e_">Plorans la mort de la chetive.</text:p>
      <text:p text:style-name="_3c_l_3e_">Sans boivre et sans menger vivoit,</text:p>
      <text:p text:style-name="_3c_l_3e_">Pensans sor dou duel qu’il avoit.</text:p>
      <text:p text:style-name="_3c_l_3e_">Ses plours et ses deulz le soustint.</text:p>
      <text:p text:style-name="_3c_l_3e_">Les diex d’enfer pour felons tint,</text:p>
      <text:p text:style-name="_3c_l_3e_">Puis est en Redope venus.</text:p>
      <text:p text:style-name="_3c_l_3e_">.III. ans s’est sans feme tenus,</text:p>
      <text:p text:style-name="_3c_l_3e_">Sans espouse et sans concubine,</text:p>
      <text:p text:style-name="_3c_l_3e_"><text:span text:style-name="_3c_pb_3e_">[247vb]</text:span>Si fuit toute amour femeline.</text:p>
      <text:p text:style-name="_3c_l_3e_">Toutes femes mist en refu.</text:p>
      <text:p text:style-name="_3c_l_3e_">Or ne sai ge pourquoi ce fu :</text:p>
      <text:p text:style-name="_3c_l_3e_">Ou pource qu’il eust promis</text:p>
      <text:p text:style-name="_3c_l_3e_">A cele qui tant fu amis,</text:p>
      <text:p text:style-name="_3c_l_3e_">Ou pource que mal en cheï,</text:p>
      <text:p text:style-name="_3c_l_3e_">Mes toutes fames en haÿ.</text:p>
      <text:p text:style-name="_3c_l_3e_">Toute voies pluiseur l’amerent,</text:p>
      <text:p text:style-name="_3c_l_3e_">Qui en s’amour poi conquesterent</text:p>
      <text:p text:style-name="_3c_l_3e_"><text:soft-page-break/>Et ne porent de lui joïr,</text:p>
      <text:p text:style-name="_3c_l_3e_">Qu’il n’en deignoit nulles oïr,</text:p>
      <text:p text:style-name="_3c_l_3e_">Si s’en dolurent durement.</text:p>
      <text:p text:style-name="_3c_l_3e_">Ce fu cil qui premierement</text:p>
      <text:p text:style-name="_3c_l_3e_">Aprist ceulz de Trace a retraire</text:p>
      <text:p text:style-name="_3c_l_3e_">D’amour femeline et a faire</text:p>
      <text:p text:style-name="_3c_l_3e_">Des joennes malles lor deduit,</text:p>
      <text:p text:style-name="_3c_l_3e_">Dont or sont cil de Trace tuit.</text:p>
      <text:p text:style-name="_3c_l_3e_"/>
      <text:p text:style-name="_3c_l_3e_">Historial sens puet avoir</text:p>
      <text:p text:style-name="_3c_l_3e_">Ceste fable et pot estre voir</text:p>
      <text:p text:style-name="_3c_l_3e_">Si com li contes le recite</text:p>
      <text:p text:style-name="_3c_l_3e_">C’Orpheus prist la devant dite</text:p>
      <text:p text:style-name="_3c_l_3e_">Euridicen par espousailles</text:p>
      <text:p text:style-name="_3c_l_3e_">Et que la dame en ces nocailles</text:p>
      <text:p text:style-name="_3c_l_3e_">Mori dou serpent qui le mort</text:p>
      <text:p text:style-name="_3c_l_3e_">Dont le poestes par sa mort</text:p>
      <text:p text:style-name="_3c_l_3e_">Se dolut tant outre mesure</text:p>
      <text:p text:style-name="_3c_l_3e_">C’onques puis n’ot de feme cure</text:p>
      <text:p text:style-name="_3c_l_3e_">Toute amour de feme fuioit</text:p>
      <text:p text:style-name="_3c_l_3e_">Et tout feme li prioit</text:p>
      <text:p text:style-name="_3c_l_3e_">Mes pour son duel reconforter</text:p>
      <text:p text:style-name="_3c_l_3e_">Se vault aux malles deporter</text:p>
      <text:p text:style-name="_3c_l_3e_">Dont il usoit en len de fame</text:p>
      <text:p text:style-name="_3c_l_3e_">S’en perdi puis le cors et l’ame</text:p>
      <text:p text:style-name="_3c_l_3e_">Si com porroit oir ou conté</text:p>
      <text:p text:style-name="_3c_l_3e_">S’il est qui avant le vous tonté</text:p>
      <text:p text:style-name="_3c_l_3e_">Trop est crueulz a desmesure</text:p>
      <text:p text:style-name="_3c_l_3e_">Teulz amours ou contre nature</text:p>
      <text:p text:style-name="_3c_l_3e_"><text:span text:style-name="_3c_pb_3e_">[248ra]</text:span>Fet l’en dou malle femelin</text:p>
      <text:p text:style-name="_3c_l_3e_">Sans nulle esperance de lin</text:p>
      <text:p text:style-name="_3c_l_3e_"><text:span text:style-name="T11">N’ar </text:span><text:span text:style-name="T11">fet tele amour maintenir</text:span></text:p>
      <text:p text:style-name="_3c_l_3e_">Dont l’en puet a mal fin venir</text:p>
      <text:p text:style-name="_3c_l_3e_"><text:span text:style-name="T11">Par Orpheus puis droitement</text:span></text:p>
      <text:p text:style-name="_3c_l_3e_">Noter regnable entendement</text:p>
      <text:p text:style-name="_3c_l_3e_">Et par Euridice sa fame</text:p>
      <text:p text:style-name="_3c_l_3e_">La sensualité de l’ame</text:p>
      <text:p text:style-name="_3c_l_3e_">Ces .II. choses par mariage</text:p>
      <text:p text:style-name="_3c_l_3e_">Sont jointes en l’umain lignage</text:p>
      <text:p text:style-name="_3c_l_3e_">Li pastours qui l’espouse prie</text:p>
      <text:p text:style-name="_3c_l_3e_">Et requiert quele soit s’amie</text:p>
      <text:p text:style-name="_3c_l_3e_"><text:span text:style-name="T11">Puet noter vertu de </text:span><text:span text:style-name="T11">bien vivre</text:span></text:p>
      <text:p text:style-name="_3c_l_3e_">Qui seult l’ame enchanter et sivre</text:p>
      <text:p text:style-name="_3c_l_3e_">Pour traire avirtuosité</text:p>
      <text:p text:style-name="_3c_l_3e_">Mes quant la sensualité</text:p>
      <text:p text:style-name="_3c_l_3e_">Qui trop s’esloigne folement</text:p>
      <text:p text:style-name="_3c_l_3e_">Se raisonable entendement</text:p>
      <text:p text:style-name="_3c_l_3e_"><text:span text:style-name="T11">Est </text:span><text:span text:style-name="T11">teulz que vertus li envie</text:span></text:p>
      <text:p text:style-name="_3c_l_3e_">Et tele amour refuse et fuie</text:p>
      <text:p text:style-name="_3c_l_3e_">Si vait corant a descouvert</text:p>
      <text:p text:style-name="_3c_l_3e_"><text:span text:style-name="T11">Toute nuz </text:span><text:span text:style-name="T11">préz</text:span><text:span text:style-name="T11"> en l’erbe vert</text:span></text:p>
      <text:p text:style-name="_3c_l_3e_">C’est à dire par les malices</text:p>
      <text:p text:style-name="_3c_l_3e_"><text:soft-page-break/>De ces terriennes delices</text:p>
      <text:p text:style-name="_3c_l_3e_">Dont elle abuse folement</text:p>
      <text:p text:style-name="_3c_l_3e_">Et marche par consentement</text:p>
      <text:p text:style-name="_3c_l_3e_">Sor le serpent de mortel vice</text:p>
      <text:p text:style-name="_3c_l_3e_">Qui gist souz la vaine delice</text:p>
      <text:p text:style-name="_3c_l_3e_">Cil serpens par le pié la mort</text:p>
      <text:p text:style-name="_3c_l_3e_">Si l’envenime et met à mort</text:p>
      <text:p text:style-name="_3c_l_3e_">De pechié par consentement</text:p>
      <text:p text:style-name="_3c_l_3e_">Lors chiet l’ame dolentement</text:p>
      <text:p text:style-name="_3c_l_3e_">En la tenebreuse obscurté</text:p>
      <text:p text:style-name="_3c_l_3e_">De parfonde maleurté</text:p>
      <text:p text:style-name="_3c_l_3e_">Cil enfers est en lui meismes</text:p>
      <text:p text:style-name="_3c_l_3e_">Quar mannes cuers est uns abismes]</text:p>
      <text:p text:style-name="_3c_l_3e_">Plains de tormens et plains de paine</text:p>
      <text:p text:style-name="_3c_l_3e_"><text:span text:style-name="_3c_pb_3e_">[248rb]</text:span>Qui pecheor tormente et paine</text:p>
      <text:p text:style-name="_3c_l_3e_">Jor et nuit dolereusement</text:p>
      <text:p text:style-name="_3c_l_3e_">Et se macrobez ne meinent.</text:p>
      <text:p text:style-name="_3c_l_3e_">En cest enfer mal et penible</text:p>
      <text:p text:style-name="_3c_l_3e_">Sont .V. fleuves let et orible</text:p>
      <text:p text:style-name="_3c_l_3e_">Li premiers fluns est d’oubliance</text:p>
      <text:p text:style-name="_3c_l_3e_">Quar en parverse consciance</text:p>
      <text:p text:style-name="_3c_l_3e_">Court oubliance de tout bien</text:p>
      <text:p text:style-name="_3c_l_3e_">A mauves cueur n’en membre rien</text:p>
      <text:p text:style-name="_3c_l_3e_">Qui soit ne bon ne profitable</text:p>
      <text:p text:style-name="_3c_l_3e_">Ne qui puisse estre saluable</text:p>
      <text:p text:style-name="_3c_l_3e_">Ams est plains de li grant oublie</text:p>
      <text:p text:style-name="_3c_l_3e_">Qui sor meismes en oublie</text:p>
      <text:p text:style-name="_3c_l_3e_">Et tous les biens qu’il ot euz</text:p>
      <text:p text:style-name="_3c_l_3e_">Ams qu’en tel enfer fust cheuz</text:p>
      <text:p text:style-name="_3c_l_3e_">Et diex ler amis ce samble y</text:p>
      <text:p text:style-name="_3c_l_3e_">En non chaloir et en oubli</text:p>
      <text:p text:style-name="_3c_l_3e_">Emprez court Stix li hayneus</text:p>
      <text:p text:style-name="_3c_l_3e_">Li mauves fluns atayneus</text:p>
      <text:p text:style-name="_3c_l_3e_">Qui l’ame angoisse et atayne</text:p>
      <text:p text:style-name="_3c_l_3e_">Et met en rencorde hayne</text:p>
      <text:p text:style-name="_3c_l_3e_">Tant qu’il ne peut nul bien amer</text:p>
      <text:p text:style-name="_3c_l_3e_">Cil fluns venimeux plains d’amer</text:p>
      <text:p text:style-name="_3c_l_3e_">Fet tous biens despire et foir</text:p>
      <text:p text:style-name="_3c_l_3e_">Et son prochain atort hair</text:p>
      <text:p text:style-name="_3c_l_3e_">Si tient le cuer a grant destresce</text:p>
      <text:p text:style-name="_3c_l_3e_">Empres court li fluns de tristesce</text:p>
      <text:p text:style-name="_3c_l_3e_">Qui lace ame affonde et noie</text:p>
      <text:p text:style-name="_3c_l_3e_">Et li tault spiritel joie</text:p>
      <text:p text:style-name="_3c_l_3e_">Puis cort Cochiris le ploreus</text:p>
      <text:p text:style-name="_3c_l_3e_">Qui fet cuer triste et dolereus</text:p>
      <text:p text:style-name="_3c_l_3e_">Tout fondre en lermes et en plours</text:p>
      <text:p text:style-name="_3c_l_3e_">Grant est la rage et la dolours.</text:p>
      <text:p text:style-name="_3c_l_3e_">Dou quint flun qui plains est d’ardure</text:p>
      <text:p text:style-name="_3c_l_3e_">D’angoisse et de male aventure</text:p>
      <text:p text:style-name="_3c_l_3e_">Cil fluns souffle ou cuer et atise</text:p>
      <text:p text:style-name="_3c_l_3e_">L’ardour d’ire et de convoitise</text:p>
      <text:p text:style-name="_3c_l_3e_">A meschief est l’ame livree</text:p>
      <text:p text:style-name="_3c_l_3e_"><text:soft-page-break/>Qui de ces fluns est enivree</text:p>
      <text:p text:style-name="_3c_l_3e_">En cest enfer a maint torment</text:p>
      <text:p text:style-name="_3c_l_3e_">Qui l’ame tormente forment</text:p>
      <text:p text:style-name="_3c_l_3e_">Cil qui muert de fam et de soi</text:p>
      <text:p text:style-name="_3c_l_3e_">Tamptalus qui a devant soi</text:p>
      <text:p text:style-name="_3c_l_3e_">La paine et li ave qui le touche</text:p>
      <text:p text:style-name="_3c_l_3e_">Jusques menton prez de la bouche</text:p>
      <text:p text:style-name="_3c_l_3e_"><text:span text:style-name="_3c_pb_3e_">[248va]</text:span>Et si ne s’en puet aaisier</text:p>
      <text:p text:style-name="_3c_l_3e_">Sa soif ne sa fain apaisier</text:p>
      <text:p text:style-name="_3c_l_3e_">Qui l’art et angoisse et atise</text:p>
      <text:p text:style-name="_3c_l_3e_">Signifie ardant convoitise</text:p>
      <text:p text:style-name="_3c_l_3e_">Qui felon cuer art et enflame</text:p>
      <text:p text:style-name="_3c_l_3e_">Et tant l’angoisse et tant l’affame</text:p>
      <text:p text:style-name="_3c_l_3e_">Qui de riens qu’il art n’a profit</text:p>
      <text:p text:style-name="_3c_l_3e_">Ains quant plus a mains li souffit</text:p>
      <text:p text:style-name="_3c_l_3e_">Et plus a fain de plus aquerre.</text:p>
      <text:p text:style-name="_3c_l_3e_">Sisyphus qui la pesant perre</text:p>
      <text:p text:style-name="_3c_l_3e_">Porte a grand paine c<text:span text:style-name="T12">ontremont</text:span></text:p>
      <text:p text:style-name="_3c_l_3e_">A son col sor un roiste mont</text:p>
      <text:p text:style-name="_3c_l_3e_">Plus la trebusche contreval</text:p>
      <text:p text:style-name="_3c_l_3e_">D’ou hault mont jusques pied du val</text:p>
      <text:p text:style-name="_3c_l_3e_">Note la soussiense aire,</text:p>
      <text:p text:style-name="_3c_l_3e_">L’angoisse et la male aventure</text:p>
      <text:p text:style-name="_3c_l_3e_">Qui les tuans tormente en terre</text:p>
      <text:p text:style-name="_3c_l_3e_">Pour temporel honor aquerre.</text:p>
      <text:p text:style-name="_3c_l_3e_">Maint sont or ensi tormenté</text:p>
      <text:p text:style-name="_3c_l_3e_">Qui cuer et cors et volenté</text:p>
      <text:p text:style-name="_3c_l_3e_">Tout lor penser tout lor aire</text:p>
      <text:p text:style-name="_3c_l_3e_">Et tout lor tens tant come il dure</text:p>
      <text:p text:style-name="_3c_l_3e_">N’étent en dignitez aquerre</text:p>
      <text:p text:style-name="_3c_l_3e_">Et en mondaine honor en terre</text:p>
      <text:p text:style-name="_3c_l_3e_">Si aquierent les grans hautesces</text:p>
      <text:p text:style-name="_3c_l_3e_">Les grans honors et les noblesces</text:p>
      <text:p text:style-name="_3c_l_3e_">Mes quant plus montent hautement</text:p>
      <text:p text:style-name="_3c_l_3e_">Plus trebuchent soudainement</text:p>
      <text:p text:style-name="_3c_l_3e_">D’ou hault mont de prosperité</text:p>
      <text:p text:style-name="_3c_l_3e_">Ou val de honte et de vilité</text:p>
      <text:p text:style-name="_3c_l_3e_">Si lor fet fortune la moe</text:p>
      <text:p text:style-name="_3c_l_3e_">Li tormens de l’infernal roe</text:p>
      <text:p text:style-name="_3c_l_3e_">Qui Sisyphus vont tornoisant</text:p>
      <text:p text:style-name="_3c_l_3e_">N’otent ceulz qui vont foloiant</text:p>
      <text:p text:style-name="_3c_l_3e_">Sans sens, sans conseil et sans cure</text:p>
      <text:p text:style-name="_3c_l_3e_">Sans porveance et sans mesure</text:p>
      <text:p text:style-name="_3c_l_3e_">Si come aventure les maine</text:p>
      <text:p text:style-name="_3c_l_3e_">Et fortune qui les demaine</text:p>
      <text:p text:style-name="_3c_l_3e_">Selonc les variabletez</text:p>
      <text:p text:style-name="_3c_l_3e_">Plaines de decevabletez.</text:p>
      <text:p text:style-name="_3c_l_3e_">Et puis qu’il <text:span text:style-name="T12">seer</text:span> sans porveance</text:p>
      <text:p text:style-name="_3c_l_3e_">Souvent ont duel et mescheance</text:p>
      <text:p text:style-name="_3c_l_3e_">Et lor vie est pire de mort</text:p>
      <text:p text:style-name="_3c_l_3e_">Li voutoirs qui runge et mort</text:p>
      <text:p text:style-name="_3c_l_3e_">Le cuer, le guisier et l’entraille</text:p>
      <text:p text:style-name="_3c_l_3e_"><text:soft-page-break/><text:span text:style-name="_3c_pb_3e_">[248vb]</text:span>Qui Thicius li livre et baille</text:p>
      <text:p text:style-name="_3c_l_3e_">Sans cesser non sans doutance</text:p>
      <text:p text:style-name="_3c_l_3e_">Le remors de la conscience</text:p>
      <text:p text:style-name="_3c_l_3e_">Qui tous jors aguillone et mort</text:p>
      <text:p text:style-name="_3c_l_3e_">Et roong home qui s’amort</text:p>
      <text:p text:style-name="_3c_l_3e_">A fere œuvre qui desconveigne</text:p>
      <text:p text:style-name="_3c_l_3e_">Dont conscience le prepeigne.</text:p>
      <text:p text:style-name="_3c_l_3e_">C’est li tormens et c’est l’angoisse</text:p>
      <text:p text:style-name="_3c_l_3e_">Qui cuer de pecheour angoisse</text:p>
      <text:p text:style-name="_3c_l_3e_">Tant qu’il ne puet repos avoir</text:p>
      <text:p text:style-name="_3c_l_3e_">Pechié qui li roonge et mort</text:p>
      <text:p text:style-name="_3c_l_3e_">Celui qui au fere sa mort</text:p>
      <text:p text:style-name="_3c_l_3e_">Si ne le lesse avoir repos</text:p>
      <text:p text:style-name="_3c_l_3e_">De bon penser ne bon propos,</text:p>
      <text:p text:style-name="_3c_l_3e_">Ne desir de lessier son vice,</text:p>
      <text:p text:style-name="_3c_l_3e_">Can mauvescie ne sa malice</text:p>
      <text:p text:style-name="_3c_l_3e_">Dont li griez mors si le confon.t</text:p>
      <text:p text:style-name="_3c_l_3e_">Celes qui en vessel sans font</text:p>
      <text:p text:style-name="_3c_l_3e_">Cuident la riviere espuisier</text:p>
      <text:p text:style-name="_3c_l_3e_">Et si ne sçuent tant puiser</text:p>
      <text:p text:style-name="_3c_l_3e_">Qui pour riens nulle qui aviegne</text:p>
      <text:p text:style-name="_3c_l_3e_">En lor vessiaux sans fons remaigne</text:p>
      <text:p text:style-name="_3c_l_3e_">L’iaue escolorable et furtive</text:p>
      <text:p text:style-name="_3c_l_3e_">Denotent la dampnable ordive</text:p>
      <text:p text:style-name="_3c_l_3e_">Des gloutons et des lecheours</text:p>
      <text:p text:style-name="_3c_l_3e_">Des yunais et des veneours</text:p>
      <text:p text:style-name="_3c_l_3e_">Qui pour lor ventres saouler</text:p>
      <text:p text:style-name="_3c_l_3e_">Vuelent tout prendre et engoler.</text:p>
      <text:p text:style-name="_3c_l_3e_">Les mondains viens qui <text:span text:style-name="T12">seer</text:span> fuiable</text:p>
      <text:p text:style-name="_3c_l_3e_">Trespassant et escoulourable</text:p>
      <text:p text:style-name="_3c_l_3e_">Plus queue assiduel corant</text:p>
      <text:p text:style-name="_3c_l_3e_">Cil gluton vont tout devorant</text:p>
      <text:p text:style-name="_3c_l_3e_">Tout jours vaudroient glotonner</text:p>
      <text:p text:style-name="_3c_l_3e_">Vins et viandes entonner</text:p>
      <text:p text:style-name="_3c_l_3e_">Pour emplir lor vessiel sans fons</text:p>
      <text:p text:style-name="_3c_l_3e_">Trop se painent et riens ne font</text:p>
      <text:p text:style-name="_3c_l_3e_">Querer ja tant ne saoulleront</text:p>
      <text:p text:style-name="_3c_l_3e_">Ja tant n’auront a nuit beu</text:p>
      <text:p text:style-name="_3c_l_3e_">Combien qu’il soient embeu</text:p>
      <text:p text:style-name="_3c_l_3e_">Qui demain plus ne li conviegne</text:p>
      <text:p text:style-name="_3c_l_3e_">Et plus grans fains ne lor ramegne.</text:p>
      <text:p text:style-name="_3c_l_3e_">Et tout on a recommencer</text:p>
      <text:p text:style-name="_3c_l_3e_">Pour ce puet donques avancier</text:p>
      <text:p text:style-name="_3c_l_3e_"><text:span text:style-name="_3c_pb_3e_">[249ra]</text:span>Et bien pert s’entente et sa paine</text:p>
      <text:p text:style-name="_3c_l_3e_">Qui de son ventre emplir ce paine.</text:p>
      <text:p text:style-name="_3c_l_3e_">Puis qui riens ni peut demoret</text:p>
      <text:p text:style-name="_3c_l_3e_">L’en ne doit pas trop devorer</text:p>
      <text:p text:style-name="_3c_l_3e_">Pour saouler sa gloute pance</text:p>
      <text:p text:style-name="_3c_l_3e_">Nes menger selonc souffissance</text:p>
      <text:p text:style-name="_3c_l_3e_">Sans plus pour constenir sa vie</text:p>
      <text:p text:style-name="_3c_l_3e_">Non pour cause de glotonie</text:p>
      <text:p text:style-name="_3c_l_3e_">En cest enfer penible et vilz</text:p>
      <text:p text:style-name="_3c_l_3e_"><text:soft-page-break/>Descnet Orpheus ce mest vis</text:p>
      <text:p text:style-name="_3c_l_3e_">Pour querre Euridice sa feme</text:p>
      <text:p text:style-name="_3c_l_3e_">Quant pour trere pecherresse ame</text:p>
      <text:p text:style-name="_3c_l_3e_">De pachié qui prise la tient</text:p>
      <text:p text:style-name="_3c_l_3e_">Raisonable entendement vient</text:p>
      <text:p text:style-name="_3c_l_3e_">Au cueur ou tant a de malice</text:p>
      <text:p text:style-name="_3c_l_3e_">Pour lui fere assavoir son vice</text:p>
      <text:p text:style-name="_3c_l_3e_">Et son peril et son meschie</text:p>
      <text:p text:style-name="_3c_l_3e_">Si redargne son pechie</text:p>
      <text:p text:style-name="_3c_l_3e_">Au son de la harpe apoline</text:p>
      <text:p text:style-name="_3c_l_3e_">C’est dinspnaction divine</text:p>
      <text:p text:style-name="_3c_l_3e_">Qui la visite et qui l’espire</text:p>
      <text:p text:style-name="_3c_l_3e_">Tant que ses pechiez tire atire</text:p>
      <text:p text:style-name="_3c_l_3e_">Li manifeste et fet savoir</text:p>
      <text:p text:style-name="_3c_l_3e_">Et si li fet apercevoir</text:p>
      <text:p text:style-name="_3c_l_3e_">Les perilz ou l’ame est livree</text:p>
      <text:p text:style-name="_3c_l_3e_">S’el n’est requinse ou delivree</text:p>
      <text:p text:style-name="_3c_l_3e_">Par penitance ou par confesse</text:p>
      <text:p text:style-name="_3c_l_3e_">Et la sensualité lesse</text:p>
      <text:p text:style-name="_3c_l_3e_">Son mauves usage de vivre</text:p>
      <text:p text:style-name="_3c_l_3e_">Et s’esforce de raison sivre</text:p>
      <text:p text:style-name="_3c_l_3e_">Qui la doit conduite et duifer</text:p>
      <text:p text:style-name="_3c_l_3e_">Ensi se doit vivifier</text:p>
      <text:p text:style-name="_3c_l_3e_">L’ame cui diex la grace en done</text:p>
      <text:p text:style-name="_3c_l_3e_">Mesquint l’ame se rabandone</text:p>
      <text:p text:style-name="_3c_l_3e_">A felonie et avilité</text:p>
      <text:p text:style-name="_3c_l_3e_">Et que la sensualité</text:p>
      <text:p text:style-name="_3c_l_3e_">Qui doit estre la derreniere</text:p>
      <text:p text:style-name="_3c_l_3e_">Et raison ensuivre est premiere</text:p>
      <text:p text:style-name="_3c_l_3e_">Si que raisons est vestornee</text:p>
      <text:p text:style-name="_3c_l_3e_">Et refleschie et retornee</text:p>
      <text:p text:style-name="_3c_l_3e_">Pour fole amour, pour fol desir</text:p>
      <text:p text:style-name="_3c_l_3e_">A sivre le charner plesir</text:p>
      <text:p text:style-name="_3c_l_3e_">Et la vaine fragilité</text:p>
      <text:p text:style-name="_3c_l_3e_">Qui est laine d’imiquité.</text:p>
      <text:p text:style-name="_3c_l_3e_">L’ame escalorge derechies</text:p>
      <text:p text:style-name="_3c_l_3e_"><text:span text:style-name="_3c_pb_3e_">[249rb]</text:span>A duel, a honte, a meschies</text:p>
      <text:p text:style-name="_3c_l_3e_">En tel enfer dont issue iere</text:p>
      <text:p text:style-name="_3c_l_3e_">Et pire est l’errour desreniere</text:p>
      <text:p text:style-name="_3c_l_3e_">Quer la permeraine ne fu</text:p>
      <text:p text:style-name="_3c_l_3e_">Quer lors natent l’ame refu</text:p>
      <text:p text:style-name="_3c_l_3e_">Ne secours puis qu’ele a fors close</text:p>
      <text:p text:style-name="_3c_l_3e_">Raison et contre lui tient close</text:p>
      <text:p text:style-name="_3c_l_3e_">La porte d’ou vueur endurci</text:p>
      <text:p text:style-name="_3c_l_3e_">Si tenebreus li occurci</text:p>
      <text:p text:style-name="_3c_l_3e_">Qu’il ne veult osoi revevoir</text:p>
      <text:p text:style-name="_3c_l_3e_">Nulle connoissance de voir</text:p>
      <text:p text:style-name="_3c_l_3e_">Par alleforie puis metre</text:p>
      <text:p text:style-name="_3c_l_3e_">Autre sentence en ceste letre.</text:p>
      <text:p text:style-name="_3c_l_3e_">[…]</text:p>
      <text:p text:style-name="_3c_l_3e_"><text:span text:style-name="_3c_pb_3e_">[250ra]</text:span>Dessus oistes de la mort</text:p>
      <text:p text:style-name="_3c_l_3e_">A cele que li serpens mort</text:p>
      <text:p text:style-name="_3c_l_3e_"><text:soft-page-break/>Qui fu en enfer descendue</text:p>
      <text:p text:style-name="_3c_l_3e_">Puis fu a son mari rendue</text:p>
      <text:p text:style-name="_3c_l_3e_">Sor tel convent que la perdoit</text:p>
      <text:p text:style-name="_3c_l_3e_">S’il empres soi la regardoit</text:p>
      <text:p text:style-name="_3c_l_3e_">Il la perdi pour ceste chose</text:p>
      <text:p text:style-name="_3c_l_3e_">Puis fu la porte infernal close</text:p>
      <text:p text:style-name="_3c_l_3e_">Pource que plus ni atainsist</text:p>
      <text:p text:style-name="_3c_l_3e_">Cil qui d’enfer le retraisist.</text:p>
      <text:p text:style-name="_3c_l_3e_">Comme il la plora longement</text:p>
      <text:p text:style-name="_3c_l_3e_">Et pour l’amour outrement</text:p>
      <text:p text:style-name="_3c_l_3e_">Foy tout amour femeline</text:p>
      <text:p text:style-name="_3c_l_3e_">Si se prit a la masculine</text:p>
      <text:p text:style-name="_3c_l_3e_">Or orroist com c’est contenus</text:p>
      <text:p text:style-name="_3c_l_3e_">Puis ce que d’enfer fu venus</text:p>
      <text:p text:style-name="P6">D<text:span text:style-name="T13">essus un tertre ot une plaine</text:span></text:p>
      <text:p text:style-name="P6"><text:span text:style-name="T13">Qui d’erbe verdoiant fu plaine</text:span></text:p>
      <text:p text:style-name="P6"><text:span text:style-name="T13">En la plaine avo</text:span><text:span text:style-name="T15">it grant </text:span><text:span text:style-name="T13">espace</text:span></text:p>
      <text:p text:style-name="P7"><text:span text:style-name="_3c_pb_3e_">[250rb]</text:span>Nes n’avoit point d’ombre en la place.</text:p>
      <text:p text:style-name="P7">Quant li poetes la saisist</text:p>
      <text:p text:style-name="P7">Qui la harpe et larion saisist</text:p>
      <text:p text:style-name="P7">Si fust les cordes resoner</text:p>
      <text:p text:style-name="P7">LA vindrent pour ombre doner</text:p>
      <text:p text:style-name="P7">Arbres qui la plain porprirent</text:p>
      <text:p text:style-name="P7">Quant la doucour dou son oirent.</text:p>
      <text:p text:style-name="P7">Vendant de diverses parties</text:p>
      <text:p text:style-name="P7">Arbres qui portent les alies</text:p>
      <text:p text:style-name="P7">Refflier et teil, folz et lorier,</text:p>
      <text:p text:style-name="P7">Corneillier, firnses et morier,</text:p>
      <text:p text:style-name="P7">Chesans plane, sauce et arable,</text:p>
      <text:p text:style-name="P7">Et vins de verdour pardurable</text:p>
      <text:p text:style-name="P7">Peschier mirte et tenure genest</text:p>
      <text:p text:style-name="P7">O tel arbre ou la basme nest</text:p>
      <text:p text:style-name="P7">Figiers, cipres, ins et sapins,</text:p>
      <text:p text:style-name="P7">Jatris, ormes et aubepins,</text:p>
      <text:p text:style-name="P7">Et pluisors de diverses guises</text:p>
      <text:p text:style-name="P7">Portants nois, cornies et cerises.</text:p>
      <text:p text:style-name="P7">Le palme et li pins ensement</text:p>
      <text:p text:style-name="P7">Vindrent a cel assamblement.</text:p>
      <text:p text:style-name="P7">Cybeles ot Athin ame</text:p>
      <text:p text:style-name="P7">Qui fu muez en pin rame.</text:p>
      <text:p text:style-name="P7">Li Cipres est avent venus</text:p>
      <text:p text:style-name="P7">Enfes jadis qui devenus</text:p>
      <text:p text:style-name="P7">Fu teulz arbres nouvellement</text:p>
      <text:p text:style-name="P7">Moult l’ama Phebus tendrement,</text:p>
      <text:p text:style-name="P7">Tent dementres comme il vesqui.</text:p>
      <text:p text:style-name="P7">[…]</text:p>
      <text:p text:style-name="P7"><text:span text:style-name="_3c_pb_3e_">[250vb]</text:span>Entour le poeste s’assamble</text:p>
      <text:p text:style-name="P7">Tel tourbe d’arbres ce me samble</text:p>
      <text:p text:style-name="P7">Il fist ou milieu de la paine</text:p>
      <text:p text:style-name="P7">Qui de <text:span text:style-name="T12">sauvetine</text:span> fu plaine</text:p>
      <text:p text:style-name="P7">D’arbres et d’oisiaux ensement</text:p>
      <text:p text:style-name="P7">S’atrempoit ententivement</text:p>
      <text:p text:style-name="P7"><text:soft-page-break/>A harpe et ses cordes acorde</text:p>
      <text:p text:style-name="P7">Divers sons ot chascune corde</text:p>
      <text:p text:style-name="P7"><text:span text:style-name="_3c_pb_3e_">[251ra]</text:span>Mes toutes furent d’un acrot</text:p>
      <text:p text:style-name="P7">Si qu’il ni ot point de descort</text:p>
      <text:p text:style-name="P7">Quant vit ces cordes acordes</text:p>
      <text:p text:style-name="P7">Si prist en hault a recorder</text:p>
      <text:p text:style-name="P7">Les amours des grans dieux des cielz</text:p>
      <text:p text:style-name="P7">Qui amerent les jovencieulz.</text:p>
      <text:p text:style-name="P7">[…]</text:p>
      <text:p text:style-name="P7"><text:span text:style-name="_3c_pb_3e_">[261va]</text:span>Ces fables ordeneement</text:p>
      <text:p text:style-name="P7">Vueil espondre et premierement</text:p>
      <text:p text:style-name="P7">Dou poete dou harpeour</text:p>
      <text:p text:style-name="P7">Orpheus le bon chateour</text:p>
      <text:p text:style-name="P7">Qui pour Eurydice requerre</text:p>
      <text:p text:style-name="P7">Vault descendre en enfer souz terre</text:p>
      <text:p text:style-name="P7">Qui pour son chant li fu rendue</text:p>
      <text:p text:style-name="P7">Puis l’ot par le regart perdue</text:p>
      <text:p text:style-name="P7">Sans ravoir pardurablement</text:p>
      <text:p text:style-name="P7">Et qui puis son dolousement</text:p>
      <text:p text:style-name="P7">Vint d’enfer monter sor la plaine</text:p>
      <text:p text:style-name="P7">Qui d’erbe verdoiant fu plaine</text:p>
      <text:p text:style-name="P7">Si fut osoi sor la montaigne</text:p>
      <text:p text:style-name="P7">Assambler une grant compaigne</text:p>
      <text:p text:style-name="P7">D’arbres, d’oisiaux, de sauvecine</text:p>
      <text:p text:style-name="P7">Au son de la harpe apoline</text:p>
      <text:p text:style-name="P7"><text:span text:style-name="_3c_pb_3e_">[261vb]</text:span><text:span text:style-name="T12">Destorre</text:span> est teulz si com j’entens</text:p>
      <text:p text:style-name="P7">Quant li poetes ot grant tens</text:p>
      <text:p text:style-name="P7">La mort de s’espouse ploree</text:p>
      <text:p text:style-name="P7">Qui ne pot estre recouvree</text:p>
      <text:p text:style-name="P7">Pour plorer ne pour dementer</text:p>
      <text:p text:style-name="P7">Si lessa son grant duel ester</text:p>
      <text:p text:style-name="P7">Si vault vivre jor ensement</text:p>
      <text:p text:style-name="P7">Au monde et delitablement</text:p>
      <text:p text:style-name="P7">Fenir le terme de la vie</text:p>
      <text:p text:style-name="P7">Mes onc puis nul jor not envie</text:p>
      <text:p text:style-name="P7">Ne desir d’amour femeline</text:p>
      <text:p text:style-name="P7">Cil fut par la male douctrine</text:p>
      <text:p text:style-name="P7">Mains fole atraire et alecher</text:p>
      <text:p text:style-name="P7">Primes amortelement pecher</text:p>
      <text:p text:style-name="P7">Contre nature et contre loi</text:p>
      <text:p text:style-name="P7">Et pour confermer son dessoi</text:p>
      <text:p text:style-name="P7">Ans foles gens qu’il atrraoit</text:p>
      <text:p text:style-name="P7">Par son example retraoit</text:p>
      <text:p text:style-name="P7">Les males amours qui mouvoient</text:p>
      <text:p text:style-name="P7">Cil qui li fol pour dieu tenoient</text:p>
      <text:p text:style-name="P7">Qui les joennes malles amoient</text:p>
      <text:p text:style-name="P7">Et l’amour des femes blasmoient</text:p>
      <text:p text:style-name="P7">Si tesmoignoit en la doctrine</text:p>
      <text:p text:style-name="P7">Que miex vault l’amour masculine</text:p>
      <text:p text:style-name="P7">Que cele aus femes ne fasoit</text:p>
      <text:p text:style-name="P7">Sa male douctrine plesoit</text:p>
      <text:p text:style-name="P7">Aus folz qui olui s’amusoient</text:p>
      <text:p text:style-name="P7"><text:soft-page-break/>Et de valetons abusoient</text:p>
      <text:p text:style-name="P7">Cil qui furent de dure orine</text:p>
      <text:p text:style-name="P7">Plus que arbre ne sauvecine</text:p>
      <text:p text:style-name="P7">Par allegoire puis metre</text:p>
      <text:p text:style-name="P7">Autre sentence en ceste letre</text:p>
      <text:p text:style-name="P7">[…]</text:p>
      <text:p text:style-name="P7"><text:span text:style-name="_3c_pb_3e_">[271ra]</text:span>Dessus vous ai dit et retrait</text:p>
      <text:p text:style-name="P7">Com li poetes ot atrait</text:p>
      <text:p text:style-name="P7">Par son chant et par sa doctrine</text:p>
      <text:p text:style-name="P7">Arbres et bois et sauvecine</text:p>
      <text:p text:style-name="P7">En la montaigne ou il seoit</text:p>
      <text:p text:style-name="P7">Pour le chant qui tant douz estoit</text:p>
      <text:p text:style-name="P7">Tant estoit douz et agreables</text:p>
      <text:p text:style-name="P7">Melodieuz et delitables</text:p>
      <text:p text:style-name="P7">Qui nis les roches s’esmouvoient</text:p>
      <text:p text:style-name="P7"><text:span text:style-name="_3c_pb_3e_">[271rb]</text:span>Pour le douz chant et le suivoient</text:p>
      <text:p text:style-name="P6">Q<text:span text:style-name="T13">uant dis com li devins chantoit</text:span></text:p>
      <text:p text:style-name="P6"><text:span text:style-name="T13">A tel chant et tous en chantoit :</text:span></text:p>
      <text:p text:style-name="P6"><text:span text:style-name="T13">Ez vous les brus de Ciconie</text:span></text:p>
      <text:p text:style-name="P6"><text:span text:style-name="T13">Plaines d’engresse felonie</text:span></text:p>
      <text:p text:style-name="P6"><text:span text:style-name="T13">Qui lor prez forsenez avoient</text:span></text:p>
      <text:p text:style-name="P6"><text:span text:style-name="T13">Couvers de cuir sauvage avoueint</text:span></text:p>
      <text:p text:style-name="P6"><text:span text:style-name="T13">Li poetes qui en chantant</text:span></text:p>
      <text:p text:style-name="P6"><text:span text:style-name="T13">Aloit les tourbes enchantant</text:span></text:p>
      <text:p text:style-name="P6"><text:span text:style-name="T13">Et atraiant a la doctrine</text:span></text:p>
      <text:p text:style-name="P6"><text:span text:style-name="T13">Si il corent par aatine</text:span></text:p>
      <text:p text:style-name="P6"><text:span text:style-name="T13">Si se serient a haute vois</text:span></text:p>
      <text:p text:style-name="P6"><text:span text:style-name="T13">Et dist l’une a l’autre : « or vois</text:span></text:p>
      <text:p text:style-name="P6"><text:span text:style-name="T13">Notre adversier, notre contraire</text:span></text:p>
      <text:p text:style-name="P6"><text:span text:style-name="T13">Le traitour, le desutaire</text:span></text:p>
      <text:p text:style-name="P6"><text:span text:style-name="T13">Qui bait les tourbes amusant</text:span></text:p>
      <text:p text:style-name="P6"><text:span text:style-name="T13">Nous et nos œuvres acusant.</text:span></text:p>
      <text:p text:style-name="P6"><text:span text:style-name="T13">Si nous despise et tient por vis</text:span></text:p>
      <text:p text:style-name="P6"><text:span text:style-name="T13">Se souffrons longes qu’il soit vis</text:span></text:p>
      <text:p text:style-name="P6"><text:span text:style-name="T13">Toutes commes avilonies</text:span></text:p>
      <text:p text:style-name="P6"><text:span text:style-name="T13">Et condonues et honies.</text:span></text:p>
      <text:p text:style-name="P6"><text:span text:style-name="T13">Jamais ne serons riens prisier</text:span></text:p>
      <text:p text:style-name="P6"><text:span text:style-name="T13">Mes a touz vilz et desprisies »</text:span></text:p>
      <text:p text:style-name="P6"><text:span text:style-name="T13">Lors ha l’une un dart lancié</text:span></text:p>
      <text:p text:style-name="P6"><text:span text:style-name="T13">Mes ne la malmis ne blecié</text:span></text:p>
      <text:p text:style-name="P6"><text:span text:style-name="T13">Cil a la hante recueillie</text:span></text:p>
      <text:p text:style-name="P6"><text:span text:style-name="T13">Qui par son douz son fu fueillie.</text:span></text:p>
      <text:p text:style-name="P6"><text:span text:style-name="T13">L’autre ha en leu de dart</text:span></text:p>
      <text:p text:style-name="P6"><text:span text:style-name="T13">Une roche ruee en dart</text:span></text:p>
      <text:p text:style-name="P6"><text:span text:style-name="T13">Quer pour la douce melodie</text:span></text:p>
      <text:p text:style-name="P6"><text:span text:style-name="T13">De son chant chut tout esbahie.</text:span></text:p>
      <text:p text:style-name="P6"><text:span text:style-name="T13">Ausi com pour humelier</text:span></text:p>
      <text:p text:style-name="P6"><text:span text:style-name="T13">La roche et pour merci crier</text:span></text:p>
      <text:p text:style-name="P6"><text:span text:style-name="T13">Devant les piez dou harpeour</text:span></text:p>
      <text:p text:style-name="P6"><text:span text:style-name="T13">Dou poete, dou chanteour.</text:span></text:p>
      <text:p text:style-name="P6"><text:span text:style-name="T13">Lors doubla la grant desuerie,</text:span></text:p>
      <text:p text:style-name="P6"><text:span text:style-name="T13">La rage et la forsenerie</text:span></text:p>
      <text:p text:style-name="P6"><text:soft-page-break/><text:span text:style-name="_3c_pb_3e_"><text:span text:style-name="T13">[271va]</text:span></text:span><text:span text:style-name="T13">Des fausses femes plaine d’ire</text:span></text:p>
      <text:p text:style-name="P6"><text:span text:style-name="T13">Quant pour la doucour de sa lire</text:span></text:p>
      <text:p text:style-name="P6"><text:span text:style-name="T13">Virent les roches ressortir</text:span></text:p>
      <text:p text:style-name="P6"><text:span text:style-name="T13">Pour la melodie amortir,</text:span></text:p>
      <text:p text:style-name="P6"><text:span text:style-name="T13">Pour fere queriens ne loist</text:span></text:p>
      <text:p text:style-name="P6"><text:span text:style-name="T13">Qui pas esmouvoir se poist</text:span></text:p>
      <text:p text:style-name="P6"><text:span text:style-name="T13">Font entr’eles tel crierresse,</text:span></text:p>
      <text:p text:style-name="P6"><text:span text:style-name="T13">Tel tempire et tel bruiresce,</text:span></text:p>
      <text:p text:style-name="P6"><text:span text:style-name="T13">Tant vont lor buisines sonant</text:span></text:p>
      <text:p text:style-name="P6"><text:span text:style-name="T13">Quen ni oist pas dieu tonnant.</text:span></text:p>
      <text:p text:style-name="P6"><text:span text:style-name="T13">Si li jetent espessement</text:span></text:p>
      <text:p text:style-name="P6"><text:span text:style-name="T13">Roches qui lor premierement</text:span></text:p>
      <text:p text:style-name="P6"><text:span text:style-name="T13">Dou sanc dou poete en rougirent</text:span></text:p>
      <text:p text:style-name="P6"><text:span text:style-name="T13">Quer pius que son douz chant oirent</text:span></text:p>
      <text:p text:style-name="P6"><text:span text:style-name="T13">De riens deporter ne le sorent</text:span></text:p>
      <text:p text:style-name="P6"><text:span text:style-name="T13">Ains li firent dou pis qu’il porent</text:span></text:p>
      <text:p text:style-name="P6"><text:span text:style-name="T13">Si com celes les embrevoient</text:span></text:p>
      <text:p text:style-name="P6"><text:span text:style-name="T13">Qui les cuers plains d’envie avoient</text:span></text:p>
      <text:p text:style-name="P6"><text:span text:style-name="T13">Oisiaux, plains, serpens, sauvecine</text:span></text:p>
      <text:p text:style-name="P6"><text:span text:style-name="T13">Ot le poete o sa douctrine</text:span></text:p>
      <text:p text:style-name="P6"><text:span text:style-name="T13">Environ grand cerne atrait</text:span></text:p>
      <text:p text:style-name="P6"><text:span text:style-name="T13">Tout l’ont mui, tou l’ont soustrait.</text:span></text:p>
      <text:p text:style-name="P6"><text:span text:style-name="T13">Tint les prent, lor mestre est trayer</text:span></text:p>
      <text:p text:style-name="P6"><text:span text:style-name="T13">Puis le ronc celes ennuyer</text:span></text:p>
      <text:p text:style-name="P6"><text:span text:style-name="T13">Sans mercu felonnessement</text:span></text:p>
      <text:p text:style-name="P6"><text:span text:style-name="T13">Pour le laidir vilainement</text:span></text:p>
      <text:p text:style-name="P6"><text:span text:style-name="T13">Et de lui laidir ne se faignent</text:span></text:p>
      <text:p text:style-name="P6"><text:span text:style-name="T13">Si la virotent, si la saignent,</text:span></text:p>
      <text:p text:style-name="P6"><text:span text:style-name="T13">Si com li oisiel la noctru</text:span></text:p>
      <text:p text:style-name="P6"><text:span text:style-name="T13">Qui de jours c’est entr’eulz ferue</text:span></text:p>
      <text:p text:style-name="P6"><text:span text:style-name="T13">Si la deplument et depelent</text:span></text:p>
      <text:p text:style-name="P6"><text:span text:style-name="T13">Si la batent et tuepelent</text:span></text:p>
      <text:p text:style-name="P6"><text:span text:style-name="T13">Ensi fu li devins batus</text:span></text:p>
      <text:p text:style-name="P6"><text:span text:style-name="T13">Il est comme cers abatus</text:span></text:p>
      <text:p text:style-name="P6"><text:span text:style-name="T13">Entre chiens qui prez est de mort</text:span></text:p>
      <text:p text:style-name="P6"><text:span text:style-name="T13">Qui vins de tire et l’autre mort,</text:span></text:p>
      <text:p text:style-name="P6"><text:span text:style-name="T13">Ensi celes le desaroient</text:span></text:p>
      <text:p text:style-name="P6"><text:span text:style-name="T13">O fust, o bastons le feroient</text:span></text:p>
      <text:p text:style-name="P6"><text:span text:style-name="T13">O roches, o galetes dures,</text:span></text:p>
      <text:p text:style-name="P6"><text:span text:style-name="T13">Et moult li font d’autres laidures.</text:span></text:p>
      <text:p text:style-name="P6"><text:span text:style-name="T13">Pour ce que dars ne lor fallissent</text:span></text:p>
      <text:p text:style-name="P6"><text:span text:style-name="T13">A fere au pis qu’ele poissent</text:span></text:p>
      <text:p text:style-name="P6"><text:span text:style-name="T13">Pour miex pestre lor forsenage.</text:span></text:p>
      <text:p text:style-name="P6"><text:span text:style-name="T13">Prez d’illuec ot .I. gaaignage</text:span></text:p>
      <text:p text:style-name="P6"><text:span text:style-name="T13">Ou bues ala charrue aroient</text:span></text:p>
      <text:p text:style-name="P6"><text:span text:style-name="_3c_pb_3e_"><text:span text:style-name="T13">[271vb]</text:span></text:span><text:span text:style-name="T13">Et gaaignors y labouroient</text:span></text:p>
      <text:p text:style-name="P6"><text:span text:style-name="T13">Pensans a lor semence espandre</text:span></text:p>
      <text:p text:style-name="P6"><text:span text:style-name="T13">Pour fruit multepliabe atante</text:span></text:p>
      <text:p text:style-name="P6"><text:span text:style-name="T13">La corent embreveusement</text:span></text:p>
      <text:p text:style-name="P6"><text:span text:style-name="T13">Les foles enragiement.</text:span></text:p>
      <text:p text:style-name="P6"><text:span text:style-name="T13">Et quant li laboreour voient</text:span></text:p>
      <text:p text:style-name="P6"><text:span text:style-name="T13">Celes qui contr’euz ses mouvoient</text:span></text:p>
      <text:p text:style-name="P6"><text:soft-page-break/><text:span text:style-name="T13">Si uient paoureusement</text:span></text:p>
      <text:p text:style-name="P6"><text:span text:style-name="T13">Et tout lessent outreement :</text:span></text:p>
      <text:p text:style-name="P6"><text:span text:style-name="T13">Lor laborage et lor graaing</text:span></text:p>
      <text:p text:style-name="P6"><text:span text:style-name="T13">Sans bleceure et sans mehaing</text:span></text:p>
      <text:p text:style-name="P6"><text:span text:style-name="T13">Si fu par tout esparpeilliez</text:span></text:p>
      <text:p text:style-name="P6"><text:span text:style-name="T13">Et les desvees ont peilliez</text:span></text:p>
      <text:p text:style-name="P6"><text:span text:style-name="T13">Les forremens a lor plesir</text:span></text:p>
      <text:p text:style-name="P6"><text:span text:style-name="T13">L’une vait le culture saisir</text:span></text:p>
      <text:p text:style-name="P6"><text:span text:style-name="T13">L’autre le sot, l’autre la roe,</text:span></text:p>
      <text:p text:style-name="P6"><text:span text:style-name="T13">L’autre l’asseul ou ce qu’el troe</text:span></text:p>
      <text:p text:style-name="P6"><text:span text:style-name="T13">L’autre l’arpe, maiil ou piot,</text:span></text:p>
      <text:p text:style-name="P6"><text:span text:style-name="T13">Tout ravirent quel qu’il y ot.</text:span></text:p>
      <text:p text:style-name="P6"><text:span text:style-name="T13">S’iront les cornes esrachies</text:span></text:p>
      <text:p text:style-name="P6"><text:span text:style-name="T13">Aus bues les fausses enragies.</text:span></text:p>
      <text:p text:style-name="P6"><text:span text:style-name="T13">Puis retornent ireement</text:span></text:p>
      <text:p text:style-name="P6"><text:span text:style-name="T13">A la mort et au dampnement</text:span></text:p>
      <text:p text:style-name="P6"><text:span text:style-name="T13">Dou devin qui les atendoit.</text:span></text:p>
      <text:p text:style-name="P6"><text:span text:style-name="T13">Li bons devins les bras tendoit</text:span></text:p>
      <text:p text:style-name="P6"><text:span text:style-name="T13">Et prioit s’il fust qui loist</text:span></text:p>
      <text:p text:style-name="P6"><text:span text:style-name="T13">Mes pour chose du’il deust</text:span></text:p>
      <text:p text:style-name="P6"><text:span text:style-name="T13">Ne pot les foles esmouvoir</text:span></text:p>
      <text:p text:style-name="P6"><text:span text:style-name="T13">Onc merci n’en vaudrent avoir.</text:span></text:p>
      <text:p text:style-name="P6"><text:span text:style-name="T13">Murtri l’ont, c’est lor grant reprouche</text:span></text:p>
      <text:p text:style-name="P6"><text:span text:style-name="T13">Le diex par cele sainte bouche</text:span></text:p>
      <text:p text:style-name="P6"><text:span text:style-name="T13">Quoi soloit par son douz chanter</text:span></text:p>
      <text:p text:style-name="P6"><text:span text:style-name="T13">Oisiaus et bestes enchater.</text:span></text:p>
      <text:p text:style-name="P6"><text:span text:style-name="T13">Li est l’ame dou cors seuree,</text:span></text:p>
      <text:p text:style-name="P6"><text:span text:style-name="T13">Mainte lerme ont por lui ploree</text:span></text:p>
      <text:p text:style-name="P6"><text:span text:style-name="T13">Les nymphes qui le connoissoient,</text:span></text:p>
      <text:p text:style-name="P6"><text:span text:style-name="T13">Arbres et bois pour lui ploroient,</text:span></text:p>
      <text:p text:style-name="P6"><text:span text:style-name="T13">Les oisiaus et la sauvecine,</text:span></text:p>
      <text:p text:style-name="P6"><text:span text:style-name="T13">Et les rosches de dure orine</text:span></text:p>
      <text:p text:style-name="P6"><text:span text:style-name="T13">Firent signe et senefiance</text:span></text:p>
      <text:p text:style-name="P6"><text:span text:style-name="T13">Pour lui de duel et de pesance,</text:span></text:p>
      <text:p text:style-name="P6"><text:span text:style-name="T13">Et les fleuves tant s’en dolurent</text:span></text:p>
      <text:p text:style-name="P6"><text:span text:style-name="T13">Et tant plorerent qu’il entrurent</text:span></text:p>
      <text:p text:style-name="P6"><text:span text:style-name="T13">En mains leuz en diverses pars.</text:span></text:p>
      <text:p text:style-name="P6"><text:span text:style-name="T13">Ci soient les membres espars</text:span></text:p>
      <text:p text:style-name="P6"><text:span text:style-name="_3c_pb_3e_"><text:span text:style-name="T13">[272ra]</text:span></text:span><text:span text:style-name="T13">Dou poete de grant renon.</text:span></text:p>
      <text:p text:style-name="P6"><text:span text:style-name="T13">Uns fleuves qui Heber ot non</text:span></text:p>
      <text:p text:style-name="P6"><text:span text:style-name="T13">Recut sa teste et sa lire</text:span></text:p>
      <text:p text:style-name="P6"><text:span text:style-name="T13">Et merveilleus se je l’os lire,</text:span></text:p>
      <text:p text:style-name="P6"><text:span text:style-name="T13">La lire en flotant resonnoit,</text:span></text:p>
      <text:p text:style-name="P6"><text:span text:style-name="T13">La langue .I. ploreuz plaint donoit</text:span></text:p>
      <text:p text:style-name="P6"><text:span text:style-name="T13">Et li mors donnoit grant murmure</text:span></text:p>
      <text:p text:style-name="P6"><text:span text:style-name="T13">En plaignant sor de cele injure.</text:span></text:p>
      <text:p text:style-name="P6"><text:span text:style-name="T13">Les rives dou flun resonnoient</text:span></text:p>
      <text:p text:style-name="P6"><text:span text:style-name="T13">Qui plorable respons donoit</text:span></text:p>
      <text:p text:style-name="P6"><text:span text:style-name="T13">La lire et li chiez tant floterent</text:span></text:p>
      <text:p text:style-name="P6"><text:span text:style-name="T13">Qu’en parfonde mer se bonterent,</text:span></text:p>
      <text:p text:style-name="P6"><text:span text:style-name="T13">En Lesbe issent de la riviere.</text:span></text:p>
      <text:p text:style-name="P6"><text:span text:style-name="T13">Une serpent crueuse et fiere</text:span></text:p>
      <text:p text:style-name="P6"><text:soft-page-break/><text:span text:style-name="T13">Trouve la lechief dou devin</text:span></text:p>
      <text:p text:style-name="P6"><text:span text:style-name="T13">Gesant en la ranne souvin</text:span></text:p>
      <text:p text:style-name="P6"><text:span text:style-name="T13">Si li gist sus gole baee</text:span></text:p>
      <text:p text:style-name="P6"><text:span text:style-name="T13">La male diste diffamee</text:span></text:p>
      <text:p text:style-name="P6"><text:span text:style-name="T13">Mengier le cuide et devorer.</text:span></text:p>
      <text:p text:style-name="P6">M<text:span text:style-name="T13">es Phebz vint sans demorer</text:span></text:p>
      <text:p text:style-name="P6"><text:span text:style-name="T13">Le chies de son chier fil rescorre.</text:span></text:p>
      <text:p text:style-name="P6"><text:span text:style-name="T13">Si com la serpens li volt corre,</text:span></text:p>
      <text:p text:style-name="P6"><text:span text:style-name="T13">Phebz la mue en pierre dure</text:span></text:p>
      <text:p text:style-name="P6"><text:span text:style-name="T13">De tel forme et de tel faiture</text:span></text:p>
      <text:p text:style-name="P6"><text:span text:style-name="T13">Comme elle estoit ains la muance.</text:span></text:p>
      <text:p text:style-name="P6"><text:span text:style-name="T13">En enfer est sans demorance</text:span></text:p>
      <text:p text:style-name="P6"><text:span text:style-name="T13">L’ame dou devin devalee.</text:span></text:p>
      <text:p text:style-name="P6"><text:span text:style-name="T13">Vit la tenebreuse valle</text:span></text:p>
      <text:p text:style-name="P6"><text:span text:style-name="T13">Et les regnes qu’ains ot veuz</text:span></text:p>
      <text:p text:style-name="P6"><text:span text:style-name="T14">Buen a</text:span><text:span text:style-name="T13"> les leuz reconneuz</text:span></text:p>
      <text:p text:style-name="P6"><text:span text:style-name="T13">En la piteuse compaignie</text:span></text:p>
      <text:p text:style-name="P6"><text:span text:style-name="T13">Touva sa compaigne et s’amie</text:span></text:p>
      <text:p text:style-name="P6"><text:span text:style-name="T13">Qui desirree ot longuement.</text:span></text:p>
      <text:p text:style-name="P6"><text:span text:style-name="T13">Si l’embrace amiablement,</text:span></text:p>
      <text:p text:style-name="P6"><text:span text:style-name="T13">Or la resgarde, il asseur</text:span></text:p>
      <text:p text:style-name="P6"><text:span text:style-name="T13">Sans doute de nul maleur</text:span></text:p>
      <text:p text:style-name="P6"><text:span text:style-name="T13">Et sans condicion grevant</text:span></text:p>
      <text:p text:style-name="P6"><text:span text:style-name="_3c_pb_3e_"><text:span text:style-name="T13">[272rb]</text:span></text:span><text:span text:style-name="T13">Or n’est plus oeus qu’il aille avant</text:span></text:p>
      <text:p text:style-name="P6"><text:span text:style-name="T13">Mes premiere avant la maine</text:span></text:p>
      <text:p text:style-name="P6"><text:span text:style-name="T13">Sans doute et sans perte, et sans pe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 condensed" svg:font-family="'roboto condensed'"/>
    <style:font-face style:name="Arial2" svg:font-family="Arial" style:font-family-generic="swiss"/>
    <style:font-face style:name="Georgia1" svg:font-family="Georgi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3c_l_3e_" style:display-name="&lt;l&gt;" style:family="paragraph" style:parent-style-name="Standard">
      <style:paragraph-properties fo:text-align="center" style:justify-single-word="false"/>
    </style:style>
    <style:style style:name="Internet_20_link" style:display-name="Internet link" style:family="text">
      <style:text-properties fo:color="#000080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10-04T15:54:21.43</meta:creation-date>
    <dc:date>2019-10-28T19:56:48.12</dc:date>
    <dc:creator>Karolina Suchecka</dc:creator>
    <meta:editing-duration>PT4H26M50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5" meta:paragraph-count="751" meta:word-count="3983" meta:character-count="21639"/>
  </office:meta>
</office:document-meta>
</file>